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Nimbus Roman No9 L" svg:font-family="'Nimbus Roman No9 L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1ae37" officeooo:paragraph-rsid="0011ae37" fo:background-color="transparent" style:font-name-asian="Nimbus Roman No9 L" style:font-name-complex="Nimbus Roman No9 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31bb3" officeooo:paragraph-rsid="00131bb3" fo:background-color="transparent" style:font-name-asian="Nimbus Roman No9 L" style:font-name-complex="Nimbus Roman No9 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4c8b4" officeooo:paragraph-rsid="0014c8b4" fo:background-color="transparent" style:font-name-asian="Nimbus Roman No9 L" style:font-name-complex="Nimbus Roman No9 L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1ae37" officeooo:paragraph-rsid="0011ae37" fo:background-color="transparent" style:font-name-asian="Nimbus Roman No9 L" style:font-name-complex="Nimbus Roman No9 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1ae37" officeooo:paragraph-rsid="0011ae37" fo:background-color="transparent" style:font-name-asian="Nimbus Roman No9 L" style:font-name-complex="Nimbus Roman No9 L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31bb3" officeooo:paragraph-rsid="00131bb3" fo:background-color="transparent" style:font-name-asian="Nimbus Roman No9 L" style:font-name-complex="Nimbus Roman No9 L"/>
    </style:style>
    <style:style style:name="P11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4c8b4" officeooo:paragraph-rsid="0014c8b4" fo:background-color="transparent" style:font-name-asian="Nimbus Roman No9 L" style:font-name-complex="Nimbus Roman No9 L"/>
    </style:style>
    <style:style style:name="P12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3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68402" officeooo:paragraph-rsid="00168402" fo:background-color="transparent" style:font-name-asian="Nimbus Roman No9 L" style:font-name-complex="Nimbus Roman No9 L"/>
    </style:style>
    <style:style style:name="P15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68402" officeooo:paragraph-rsid="00168402" fo:background-color="transparent" style:font-name-asian="Nimbus Roman No9 L" style:font-name-complex="Nimbus Roman No9 L"/>
    </style:style>
    <style:style style:name="P16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7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8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9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20" style:family="paragraph" style:parent-style-name="Standard" style:list-style-name="L9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21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22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23" style:family="paragraph" style:parent-style-name="Standard" style:list-style-name="L1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T1" style:family="text">
      <style:text-properties officeooo:rsid="001233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>Dave Otis</text:p>
      <text:p text:style-name="P6"/>
      <text:p text:style-name="P14">2016-02-24</text:p>
      <text:list xml:id="list4404179929247293516" text:style-name="L13">
        <text:list-item>
          <text:p text:style-name="P15">Rendre plus sécuritaire le reset de mdp en lui fournissant un token et un temps limite de 10 minutes pour le changer</text:p>
        </text:list-item>
        <text:list-item>
          <text:p text:style-name="P15">création de la fonction pour générer le token</text:p>
        </text:list-item>
        <text:list-item>
          <text:p text:style-name="P15">création de la table dans la bd</text:p>
        </text:list-item>
        <text:list-item>
          <text:p text:style-name="P15">testes sur place</text:p>
        </text:list-item>
      </text:list>
      <text:p text:style-name="P3"/>
      <text:p text:style-name="P3">2016-02-22</text:p>
      <text:list xml:id="list4325231690051801645" text:style-name="L1">
        <text:list-item>
          <text:p text:style-name="P8">Affichage des configuration dans la page de gestion, selon les informations trouver dans la BD</text:p>
        </text:list-item>
        <text:list-item>
          <text:p text:style-name="P8">Envoyer le <text:span text:style-name="T1">émail</text:span> de mot de passe oublié à la personne configurer dans le site web</text:p>
        </text:list-item>
        <text:list-item>
          <text:p text:style-name="P10">Donner les droit à www pour la modification de la BD</text:p>
        </text:list-item>
      </text:list>
      <text:p text:style-name="P4"/>
      <text:p text:style-name="P5">2016-02-17</text:p>
      <text:list xml:id="list2836925150763108655" text:style-name="L2">
        <text:list-item>
          <text:p text:style-name="P11">Continuer la possibilité de ajouter/modifier/supprimer des distributeurs</text:p>
        </text:list-item>
      </text:list>
      <text:p text:style-name="P2"/>
      <text:p text:style-name="P2">2016-02-13</text:p>
      <text:list xml:id="list6339896192305605710" text:style-name="L3">
        <text:list-item>
          <text:p text:style-name="P12">Création de la page pour la gestion des distributeurs</text:p>
        </text:list-item>
        <text:list-item>
          <text:p text:style-name="P12">Création de table dans la BD</text:p>
        </text:list-item>
        <text:list-item>
          <text:p text:style-name="P12">Création du javascript pour permet la création dynamique des champs nécéssaire selon les informations trouvé dans la BD.</text:p>
        </text:list-item>
        <text:list-item>
          <text:p text:style-name="P12">Aller chercher les données de la BD et les afficher dans les champs</text:p>
        </text:list-item>
      </text:list>
      <text:p text:style-name="P2"/>
      <text:p text:style-name="P2">2016-02-13</text:p>
      <text:list xml:id="list6526168249452809345" text:style-name="L4">
        <text:list-item>
          <text:p text:style-name="P13">Permet l'enregistrement des paramètres de config dans la BD</text:p>
        </text:list-item>
      </text:list>
      <text:p text:style-name="P2"/>
      <text:p text:style-name="P2">2016-02-10</text:p>
      <text:list xml:id="list671416320949422425" text:style-name="L5">
        <text:list-item>
          <text:p text:style-name="P16">Mise en place du système de reset de mot de passe via texto. Le tout est fonctionnel, il restera à aller chercher le numéro de téléphone dans la BD lorsque la table de config sera fait.</text:p>
        </text:list-item>
        <text:list-item>
          <text:p text:style-name="P16">Création de la table de configurations dans la BD.</text:p>
        </text:list-item>
      </text:list>
      <text:p text:style-name="P7"/>
      <text:p text:style-name="P2">2016-02-09</text:p>
      <text:list xml:id="list8092816938499470163" text:style-name="L6">
        <text:list-item>
          <text:p text:style-name="P17">Enlever le spinner des input dans la page de configuration</text:p>
        </text:list-item>
        <text:list-item>
          <text:p text:style-name="P17">Ajout de la fonctionnalité du bouton de retour sur champ du mot de passe</text:p>
        </text:list-item>
      </text:list>
      <text:p text:style-name="P7"/>
      <text:p text:style-name="P2">2016-02-08</text:p>
      <text:list xml:id="list5238601840073234368" text:style-name="L7">
        <text:list-item>
          <text:p text:style-name="P18">Création de la possibilité d'envoie de courrier lors d'oublie de mot de passe</text:p>
        </text:list-item>
        <text:list-item>
          <text:p text:style-name="P18">Mise en place de la BD</text:p>
        </text:list-item>
      </text:list>
      <text:p text:style-name="P7"/>
      <text:p text:style-name="P2">2016-02-05</text:p>
      <text:list xml:id="list7762835865483896869" text:style-name="L8">
        <text:list-item>
          <text:p text:style-name="P19">Correction connection vers la BD</text:p>
        </text:list-item>
        <text:list-item>
          <text:p text:style-name="P19">Correction du POST Lors de l'envoie du code pour les pages</text:p>
        </text:list-item>
      </text:list>
      <text:p text:style-name="P7"/>
      <text:p text:style-name="P2">2016-02-01</text:p>
      <text:p text:style-name="P2"><text:tab/>4 heures</text:p>
      <text:list xml:id="list6604341255812161251" text:style-name="L9">
        <text:list-item>
          <text:p text:style-name="P20">Création de la page de code pour les users</text:p>
        </text:list-item>
        <text:list-item>
          <text:p text:style-name="P20">création du php pour commit le code et la validation</text:p>
        </text:list-item>
        <text:list-item>
          <text:p text:style-name="P20">création des models et Controlleurs pour la validation du code</text:p>
        </text:list-item>
      </text:list>
      <text:p text:style-name="P7"><text:soft-page-break/></text:p>
      <text:p text:style-name="P7"/>
      <text:p text:style-name="P2">2016-01-28</text:p>
      <text:list xml:id="list4690489414763454145" text:style-name="L10">
        <text:list-item>
          <text:p text:style-name="P21">Création de la base de données et de sa structures 1heure</text:p>
        </text:list-item>
        <text:list-item>
          <text:p text:style-name="P21">mise en place du MVC + configuration du MVC 2 heures</text:p>
        </text:list-item>
      </text:list>
      <text:p text:style-name="P6"/>
      <text:p text:style-name="P6"/>
      <text:p text:style-name="P2">2016-01-27</text:p>
      <text:p text:style-name="P7"/>
      <text:list xml:id="list4346382075273250044" text:style-name="L11">
        <text:list-item>
          <text:p text:style-name="P22">Préparation de l'espace de travail. Installation Apache, mySQL, github, mise en place du site dans apache. 3Heures</text:p>
        </text:list-item>
      </text:list>
      <text:p text:style-name="P7"/>
      <text:list xml:id="list6819227178749299500" text:style-name="L12">
        <text:list-item>
          <text:p text:style-name="P23">Teste du fonctionnement du Rasberry+Pin sur le site 1heures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Nimbus Roman No9 L" svg:font-family="'Nimbus Roman No9 L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4T11:39:17.401000000</dc:date>
    <meta:editing-duration>PT9M37S</meta:editing-duration>
    <meta:editing-cycles>6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43" meta:word-count="372" meta:character-count="2007" meta:non-whitespace-character-count="1705"/>
  </office:meta>
</office:document-meta>
</file>